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80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Boo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hould be easy, right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 audi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Mathematicians</text:span>: defined as the complement of CS people that are the target of Software Foundations and Chlipala's book</text:p>
              </text:list-item>
              <text:list-item>
                <text:p><text:span text:style-name="T1">Standard Coq users</text:span>: mainly the methodological points, “mantras” should be graphically visible for a quick reading</text:p>
              </text:list-item>
              <text:list-item>
                <text:p><text:span text:style-name="T1">Students</text:span>: Phd/Interns since we have nothing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ditorial boar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 with a few people writing the skeleton, then involve more for precise tasks</text:p>
              </text:list-item>
              <text:list-item>
                <text:p>External (w.r.t. us) readers</text:p>
                <text:list>
                  <text:list-item>
                    <text:p>Find a few guinea pigs (e.g. Marie Francoise)</text:p>
                  </text:list-item>
                  <text:list-item>
                    <text:p>Finally crowd-reviewing with sticky comments (requires online platform for that)</text:p>
                  </text:list-item>
                </text:list>
              </text:list-item>
              <text:list-item>
                <text:p>Final publication like the HoTT B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l 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ke in CoqArt use markers for <text:span text:style-name="T1">basic</text:span>, <text:span text:style-name="T1">advanced</text:span> and <text:span text:style-name="T1">hard</text:span></text:p>
                <text:list>
                  <text:list-item>
                    <text:p>Basic for basic users: they use what is in there</text:p>
                  </text:list-item>
                  <text:list-item>
                    <text:p>Advanced for users that want to extend the library, like adding a finite type</text:p>
                  </text:list-item>
                  <text:list-item>
                    <text:p>Hard for people willing to understand how things are implemented</text:p>
                  </text:list-item>
                </text:list>
              </text:list-item>
              <text:list-item>
                <text:p>The book must be useful even if one reads only chapters/sections labeled as <text:span text:style-name="T1">basic</text:span></text:p>
              </text:list-item>
              <text:list-item>
                <text:p><text:span text:style-name="T2">To read an advanced section in chapter 2, one is required to read advanced sections in chapter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a xlink:href="../../tex/main.pdf" xlink:type="simple">main.pdf</text:a></text:p>
              </text:list-item>
              <text:list-item>
                <text:p><text:a xlink:href="../../coq/ch0.pdf" xlink:type="simple">ch0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co Tassi</meta:initial-creator>
    <meta:creation-date>2014-11-14T11:13:38.766790334</meta:creation-date>
    <dc:date>2014-11-14T11:57:22.709481929</dc:date>
    <dc:creator>Enrico Tassi</dc:creator>
    <meta:editing-duration>PT13M51S</meta:editing-duration>
    <meta:editing-cycles>3</meta:editing-cycles>
    <meta:generator>LibreOffice/4.3.3.2$Linux_X86_64 LibreOffice_project/430m0$Build-2</meta:generator>
    <meta:document-statistic meta:object-count="41"/>
  </office:meta>
</office:document-meta>
</file>